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T1" style:family="text">
      <style:text-properties style:text-position="super 58%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LES</text:p>
      <text:p text:style-name="Standard">Preparation: </text:p>
      <text:list xml:id="list8658012862481057052" text:style-name="L1">
        <text:list-item>
          <text:p text:style-name="P1">Every player randomly draws one of the player characters and reveals it to the other players.</text:p>
        </text:list-item>
        <text:list-item>
          <text:p text:style-name="P1">Each player also draws 5 Item Cards, which are NOT to be revealed. </text:p>
        </text:list-item>
        <text:list-item>
          <text:p text:style-name="P1">Everyone puts their pieces on a board</text:p>
        </text:list-item>
      </text:list>
      <text:p text:style-name="Standard"/>
      <text:p text:style-name="Standard">Game process:</text:p>
      <text:p text:style-name="Standard">1<text:span text:style-name="T1">st</text:span> PHASE: Every player rolls a dice and moves their pieces through the board. Most of the squares on the board have some kind of a monster assigned to them. To defeat a monster, a player needs to use one or more of the specific Item Cards in their hand. For example, Player A will need Bread to defeat a Troll, and Player B will need Luck to defeat an evil granny.</text:p>
      <text:p text:style-name="Standard">2<text:span text:style-name="T1">nd</text:span> PHASE: After everyone moves their pieces, a phase of negotiations begins. During it, players discuss whether or not they want to trade their <text:s/>Item Cards for Item Cards of other players. For example, Player A and Player B will trade their Bread and Luck with each other, so that they both can defeat a monster. </text:p>
      <text:list xml:id="list3145975049873513380" text:style-name="L2">
        <text:list-item>
          <text:p text:style-name="P2">if two or more players are standing on the same square, only one of them needs to defeat a monster.</text:p>
        </text:list-item>
        <text:list-item>
          <text:p text:style-name="P2">Player Character abilities can also be used to defeat a monster, but they can only be used once per game.</text:p>
        </text:list-item>
        <text:list-item>
          <text:p text:style-name="P2">If a Player fals to defeat a monster, they lose one Health Point. Each Player has three at the start.</text:p>
        </text:list-item>
        <text:list-item>
          <text:p text:style-name="P2">After using up Item Cards, players replace them with other Item Cards from the pile.</text:p>
        </text:list-item>
      </text:list>
      <text:p text:style-name="Standard">GOAL: Each Player's goal is to get to the final square as fast as possible.</text:p>
      <text:p text:style-name="Standard">ADDITIONAL RULES:</text:p>
      <text:list xml:id="list7896814857929953203" text:style-name="L3">
        <text:list-item>
          <text:p text:style-name="P3">some of the Item Cards are special and have an effect. This effect can be used during 2<text:span text:style-name="T1">nd</text:span> phase, but if it's used, then the card cannot be used to defeat a monster.</text:p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ksandra Bury</meta:initial-creator>
    <meta:creation-date>2024-11-14T15:56:32.69</meta:creation-date>
    <meta:document-statistic meta:table-count="0" meta:image-count="0" meta:object-count="0" meta:page-count="1" meta:paragraph-count="15" meta:word-count="301" meta:character-count="1560"/>
    <dc:date>2024-11-14T16:15:59.08</dc:date>
    <dc:creator>Aleksandra Bury</dc:creator>
    <meta:editing-duration>PT3M46S</meta:editing-duration>
    <meta:editing-cycles>1</meta:editing-cycles>
    <meta:generator>OpenOffice/4.1.7$Win32 OpenOffice.org_project/417m1$Build-9800</meta:generator>
  </office:meta>
</office:document-meta>
</file>